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number-columns-repeated="49" table:default-cell-style-name="Default"/>
        <table:table-row table:style-name="ro1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office:value-type="string">
            <text:p>Subtotal</text:p>
          </table:table-cell>
          <table:table-cell office:value-type="string">
            <text:p><text:s/></text:p>
          </table:table-cell>
          <table:table-cell table:number-columns-repeated="46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8340">
            <text:p>28340</text:p>
          </table:table-cell>
          <table:table-cell office:value-type="float" office:value="23297">
            <text:p>23297</text:p>
          </table:table-cell>
          <table:table-cell office:value-type="float" office:value="51637">
            <text:p>51637</text:p>
          </table:table-cell>
          <table:table-cell table:number-columns-repeated="47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7768">
            <text:p>27768</text:p>
          </table:table-cell>
          <table:table-cell office:value-type="float" office:value="23127">
            <text:p>23127</text:p>
          </table:table-cell>
          <table:table-cell office:value-type="float" office:value="50895">
            <text:p>50895</text:p>
          </table:table-cell>
          <table:table-cell table:number-columns-repeated="47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29249">
            <text:p>29249</text:p>
          </table:table-cell>
          <table:table-cell office:value-type="float" office:value="24752">
            <text:p>24752</text:p>
          </table:table-cell>
          <table:table-cell office:value-type="float" office:value="54001">
            <text:p>54001</text:p>
          </table:table-cell>
          <table:table-cell table:number-columns-repeated="47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27524">
            <text:p>27524</text:p>
          </table:table-cell>
          <table:table-cell office:value-type="float" office:value="22961">
            <text:p>22961</text:p>
          </table:table-cell>
          <table:table-cell office:value-type="float" office:value="50485">
            <text:p>50485</text:p>
          </table:table-cell>
          <table:table-cell table:number-columns-repeated="47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28687">
            <text:p>28687</text:p>
          </table:table-cell>
          <table:table-cell office:value-type="float" office:value="24177">
            <text:p>24177</text:p>
          </table:table-cell>
          <table:table-cell office:value-type="float" office:value="52864">
            <text:p>52864</text:p>
          </table:table-cell>
          <table:table-cell table:number-columns-repeated="47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9709">
            <text:p>29709</text:p>
          </table:table-cell>
          <table:table-cell office:value-type="float" office:value="24945">
            <text:p>24945</text:p>
          </table:table-cell>
          <table:table-cell office:value-type="float" office:value="54654">
            <text:p>54654</text:p>
          </table:table-cell>
          <table:table-cell table:number-columns-repeated="47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0193">
            <text:p>30193</text:p>
          </table:table-cell>
          <table:table-cell office:value-type="float" office:value="25746">
            <text:p>25746</text:p>
          </table:table-cell>
          <table:table-cell office:value-type="float" office:value="55939">
            <text:p>55939</text:p>
          </table:table-cell>
          <table:table-cell table:number-columns-repeated="47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30364">
            <text:p>30364</text:p>
          </table:table-cell>
          <table:table-cell office:value-type="float" office:value="25995">
            <text:p>25995</text:p>
          </table:table-cell>
          <table:table-cell office:value-type="float" office:value="56359">
            <text:p>56359</text:p>
          </table:table-cell>
          <table:table-cell table:number-columns-repeated="47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9482">
            <text:p>29482</text:p>
          </table:table-cell>
          <table:table-cell office:value-type="float" office:value="25886">
            <text:p>25886</text:p>
          </table:table-cell>
          <table:table-cell office:value-type="float" office:value="55368">
            <text:p>55368</text:p>
          </table:table-cell>
          <table:table-cell table:number-columns-repeated="47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0321">
            <text:p>30321</text:p>
          </table:table-cell>
          <table:table-cell office:value-type="float" office:value="26835">
            <text:p>26835</text:p>
          </table:table-cell>
          <table:table-cell office:value-type="float" office:value="57156">
            <text:p>57156</text:p>
          </table:table-cell>
          <table:table-cell table:number-columns-repeated="47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0101">
            <text:p>30101</text:p>
          </table:table-cell>
          <table:table-cell office:value-type="float" office:value="27008">
            <text:p>27008</text:p>
          </table:table-cell>
          <table:table-cell office:value-type="float" office:value="57109">
            <text:p>57109</text:p>
          </table:table-cell>
          <table:table-cell table:number-columns-repeated="47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0533">
            <text:p>30533</text:p>
          </table:table-cell>
          <table:table-cell office:value-type="float" office:value="27845">
            <text:p>27845</text:p>
          </table:table-cell>
          <table:table-cell office:value-type="float" office:value="58378">
            <text:p>58378</text:p>
          </table:table-cell>
          <table:table-cell table:number-columns-repeated="47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0254">
            <text:p>30254</text:p>
          </table:table-cell>
          <table:table-cell office:value-type="float" office:value="27846">
            <text:p>27846</text:p>
          </table:table-cell>
          <table:table-cell office:value-type="float" office:value="58100">
            <text:p>58100</text:p>
          </table:table-cell>
          <table:table-cell table:number-columns-repeated="47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0222">
            <text:p>30222</text:p>
          </table:table-cell>
          <table:table-cell office:value-type="float" office:value="27914">
            <text:p>27914</text:p>
          </table:table-cell>
          <table:table-cell office:value-type="float" office:value="58136">
            <text:p>58136</text:p>
          </table:table-cell>
          <table:table-cell table:number-columns-repeated="47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0308">
            <text:p>30308</text:p>
          </table:table-cell>
          <table:table-cell office:value-type="float" office:value="28676">
            <text:p>28676</text:p>
          </table:table-cell>
          <table:table-cell office:value-type="float" office:value="58984">
            <text:p>58984</text:p>
          </table:table-cell>
          <table:table-cell table:number-columns-repeated="47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0449">
            <text:p>30449</text:p>
          </table:table-cell>
          <table:table-cell office:value-type="float" office:value="28948">
            <text:p>28948</text:p>
          </table:table-cell>
          <table:table-cell office:value-type="float" office:value="59397">
            <text:p>59397</text:p>
          </table:table-cell>
          <table:table-cell table:number-columns-repeated="47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1170">
            <text:p>31170</text:p>
          </table:table-cell>
          <table:table-cell office:value-type="float" office:value="29756">
            <text:p>29756</text:p>
          </table:table-cell>
          <table:table-cell office:value-type="float" office:value="60926">
            <text:p>60926</text:p>
          </table:table-cell>
          <table:table-cell table:number-columns-repeated="47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0085">
            <text:p>30085</text:p>
          </table:table-cell>
          <table:table-cell office:value-type="float" office:value="29496">
            <text:p>29496</text:p>
          </table:table-cell>
          <table:table-cell office:value-type="float" office:value="59581">
            <text:p>59581</text:p>
          </table:table-cell>
          <table:table-cell table:number-columns-repeated="47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0542">
            <text:p>30542</text:p>
          </table:table-cell>
          <table:table-cell office:value-type="float" office:value="30279">
            <text:p>30279</text:p>
          </table:table-cell>
          <table:table-cell office:value-type="float" office:value="60821">
            <text:p>60821</text:p>
          </table:table-cell>
          <table:table-cell table:number-columns-repeated="47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1273">
            <text:p>31273</text:p>
          </table:table-cell>
          <table:table-cell office:value-type="float" office:value="31536">
            <text:p>31536</text:p>
          </table:table-cell>
          <table:table-cell office:value-type="float" office:value="62809">
            <text:p>62809</text:p>
          </table:table-cell>
          <table:table-cell table:number-columns-repeated="47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0536">
            <text:p>30536</text:p>
          </table:table-cell>
          <table:table-cell office:value-type="float" office:value="30563">
            <text:p>30563</text:p>
          </table:table-cell>
          <table:table-cell office:value-type="float" office:value="61099">
            <text:p>61099</text:p>
          </table:table-cell>
          <table:table-cell table:number-columns-repeated="47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1267">
            <text:p>31267</text:p>
          </table:table-cell>
          <table:table-cell office:value-type="float" office:value="31860">
            <text:p>31860</text:p>
          </table:table-cell>
          <table:table-cell office:value-type="float" office:value="63127">
            <text:p>63127</text:p>
          </table:table-cell>
          <table:table-cell table:number-columns-repeated="47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0388">
            <text:p>30388</text:p>
          </table:table-cell>
          <table:table-cell office:value-type="float" office:value="30655">
            <text:p>30655</text:p>
          </table:table-cell>
          <table:table-cell office:value-type="float" office:value="61043">
            <text:p>61043</text:p>
          </table:table-cell>
          <table:table-cell table:number-columns-repeated="47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9526">
            <text:p>29526</text:p>
          </table:table-cell>
          <table:table-cell office:value-type="float" office:value="30372">
            <text:p>30372</text:p>
          </table:table-cell>
          <table:table-cell office:value-type="float" office:value="59898">
            <text:p>59898</text:p>
          </table:table-cell>
          <table:table-cell table:number-columns-repeated="47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8989">
            <text:p>28989</text:p>
          </table:table-cell>
          <table:table-cell office:value-type="float" office:value="29464">
            <text:p>29464</text:p>
          </table:table-cell>
          <table:table-cell office:value-type="float" office:value="58453">
            <text:p>58453</text:p>
          </table:table-cell>
          <table:table-cell table:number-columns-repeated="47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8806">
            <text:p>28806</text:p>
          </table:table-cell>
          <table:table-cell office:value-type="float" office:value="30373">
            <text:p>30373</text:p>
          </table:table-cell>
          <table:table-cell office:value-type="float" office:value="59179">
            <text:p>59179</text:p>
          </table:table-cell>
          <table:table-cell table:number-columns-repeated="4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8271">
            <text:p>28271</text:p>
          </table:table-cell>
          <table:table-cell office:value-type="float" office:value="29727">
            <text:p>29727</text:p>
          </table:table-cell>
          <table:table-cell office:value-type="float" office:value="57998">
            <text:p>57998</text:p>
          </table:table-cell>
          <table:table-cell table:number-columns-repeated="47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8411">
            <text:p>28411</text:p>
          </table:table-cell>
          <table:table-cell office:value-type="float" office:value="29944">
            <text:p>29944</text:p>
          </table:table-cell>
          <table:table-cell office:value-type="float" office:value="58355">
            <text:p>58355</text:p>
          </table:table-cell>
          <table:table-cell table:number-columns-repeated="47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321">
            <text:p>28321</text:p>
          </table:table-cell>
          <table:table-cell office:value-type="float" office:value="30289">
            <text:p>30289</text:p>
          </table:table-cell>
          <table:table-cell office:value-type="float" office:value="58610">
            <text:p>58610</text:p>
          </table:table-cell>
          <table:table-cell table:number-columns-repeated="47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8146">
            <text:p>28146</text:p>
          </table:table-cell>
          <table:table-cell office:value-type="float" office:value="29428">
            <text:p>29428</text:p>
          </table:table-cell>
          <table:table-cell office:value-type="float" office:value="57574">
            <text:p>57574</text:p>
          </table:table-cell>
          <table:table-cell table:number-columns-repeated="47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497">
            <text:p>27497</text:p>
          </table:table-cell>
          <table:table-cell office:value-type="float" office:value="28309">
            <text:p>28309</text:p>
          </table:table-cell>
          <table:table-cell office:value-type="float" office:value="55806">
            <text:p>55806</text:p>
          </table:table-cell>
          <table:table-cell table:number-columns-repeated="47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6805">
            <text:p>26805</text:p>
          </table:table-cell>
          <table:table-cell office:value-type="float" office:value="28157">
            <text:p>28157</text:p>
          </table:table-cell>
          <table:table-cell office:value-type="float" office:value="54962">
            <text:p>54962</text:p>
          </table:table-cell>
          <table:table-cell table:number-columns-repeated="47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7197">
            <text:p>27197</text:p>
          </table:table-cell>
          <table:table-cell office:value-type="float" office:value="28280">
            <text:p>28280</text:p>
          </table:table-cell>
          <table:table-cell office:value-type="float" office:value="55477">
            <text:p>55477</text:p>
          </table:table-cell>
          <table:table-cell table:number-columns-repeated="47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045">
            <text:p>27045</text:p>
          </table:table-cell>
          <table:table-cell office:value-type="float" office:value="28559">
            <text:p>28559</text:p>
          </table:table-cell>
          <table:table-cell office:value-type="float" office:value="55604">
            <text:p>55604</text:p>
          </table:table-cell>
          <table:table-cell table:number-columns-repeated="47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6851">
            <text:p>26851</text:p>
          </table:table-cell>
          <table:table-cell office:value-type="float" office:value="27740">
            <text:p>27740</text:p>
          </table:table-cell>
          <table:table-cell office:value-type="float" office:value="54591">
            <text:p>54591</text:p>
          </table:table-cell>
          <table:table-cell table:number-columns-repeated="47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6937">
            <text:p>26937</text:p>
          </table:table-cell>
          <table:table-cell office:value-type="float" office:value="27935">
            <text:p>27935</text:p>
          </table:table-cell>
          <table:table-cell office:value-type="float" office:value="54872">
            <text:p>54872</text:p>
          </table:table-cell>
          <table:table-cell table:number-columns-repeated="4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6762">
            <text:p>26762</text:p>
          </table:table-cell>
          <table:table-cell office:value-type="float" office:value="27606">
            <text:p>27606</text:p>
          </table:table-cell>
          <table:table-cell office:value-type="float" office:value="54368">
            <text:p>54368</text:p>
          </table:table-cell>
          <table:table-cell table:number-columns-repeated="47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5939">
            <text:p>25939</text:p>
          </table:table-cell>
          <table:table-cell office:value-type="float" office:value="26577">
            <text:p>26577</text:p>
          </table:table-cell>
          <table:table-cell office:value-type="float" office:value="52516">
            <text:p>52516</text:p>
          </table:table-cell>
          <table:table-cell table:number-columns-repeated="47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5911">
            <text:p>25911</text:p>
          </table:table-cell>
          <table:table-cell office:value-type="float" office:value="26414">
            <text:p>26414</text:p>
          </table:table-cell>
          <table:table-cell office:value-type="float" office:value="52325">
            <text:p>52325</text:p>
          </table:table-cell>
          <table:table-cell table:number-columns-repeated="47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6111">
            <text:p>26111</text:p>
          </table:table-cell>
          <table:table-cell office:value-type="float" office:value="26360">
            <text:p>26360</text:p>
          </table:table-cell>
          <table:table-cell office:value-type="float" office:value="52471">
            <text:p>52471</text:p>
          </table:table-cell>
          <table:table-cell table:number-columns-repeated="47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5694">
            <text:p>25694</text:p>
          </table:table-cell>
          <table:table-cell office:value-type="float" office:value="25646">
            <text:p>25646</text:p>
          </table:table-cell>
          <table:table-cell office:value-type="float" office:value="51340">
            <text:p>51340</text:p>
          </table:table-cell>
          <table:table-cell table:number-columns-repeated="47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6283">
            <text:p>26283</text:p>
          </table:table-cell>
          <table:table-cell office:value-type="float" office:value="26272">
            <text:p>26272</text:p>
          </table:table-cell>
          <table:table-cell office:value-type="float" office:value="52555">
            <text:p>52555</text:p>
          </table:table-cell>
          <table:table-cell table:number-columns-repeated="47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6416">
            <text:p>26416</text:p>
          </table:table-cell>
          <table:table-cell office:value-type="float" office:value="26408">
            <text:p>26408</text:p>
          </table:table-cell>
          <table:table-cell office:value-type="float" office:value="52824">
            <text:p>52824</text:p>
          </table:table-cell>
          <table:table-cell table:number-columns-repeated="47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6870">
            <text:p>26870</text:p>
          </table:table-cell>
          <table:table-cell office:value-type="float" office:value="26391">
            <text:p>26391</text:p>
          </table:table-cell>
          <table:table-cell office:value-type="float" office:value="53261">
            <text:p>53261</text:p>
          </table:table-cell>
          <table:table-cell table:number-columns-repeated="47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7992">
            <text:p>27992</text:p>
          </table:table-cell>
          <table:table-cell office:value-type="float" office:value="27240">
            <text:p>27240</text:p>
          </table:table-cell>
          <table:table-cell office:value-type="float" office:value="55232">
            <text:p>55232</text:p>
          </table:table-cell>
          <table:table-cell table:number-columns-repeated="47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27455">
            <text:p>27455</text:p>
          </table:table-cell>
          <table:table-cell office:value-type="float" office:value="26503">
            <text:p>26503</text:p>
          </table:table-cell>
          <table:table-cell office:value-type="float" office:value="53958">
            <text:p>53958</text:p>
          </table:table-cell>
          <table:table-cell table:number-columns-repeated="47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27995">
            <text:p>27995</text:p>
          </table:table-cell>
          <table:table-cell office:value-type="float" office:value="26650">
            <text:p>26650</text:p>
          </table:table-cell>
          <table:table-cell office:value-type="float" office:value="54645">
            <text:p>54645</text:p>
          </table:table-cell>
          <table:table-cell table:number-columns-repeated="47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29169">
            <text:p>29169</text:p>
          </table:table-cell>
          <table:table-cell office:value-type="float" office:value="27983">
            <text:p>27983</text:p>
          </table:table-cell>
          <table:table-cell office:value-type="float" office:value="57152">
            <text:p>57152</text:p>
          </table:table-cell>
          <table:table-cell table:number-columns-repeated="47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30369">
            <text:p>30369</text:p>
          </table:table-cell>
          <table:table-cell office:value-type="float" office:value="29066">
            <text:p>29066</text:p>
          </table:table-cell>
          <table:table-cell office:value-type="float" office:value="59435">
            <text:p>59435</text:p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1">21.08.2023</text:date>, <text:time>09:37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21T09:37:58.18</dc:date>
    <dc:creator>Andrzej Bystrzycki</dc:creator>
    <meta:document-statistic meta:table-count="1" meta:cell-count="200" meta:object-count="0"/>
    <meta:generator>OpenOffice.org/3.3$Win32 OpenOffice.org_project/330m20$Build-9567</meta:generator>
  </office:meta>
</office:document-meta>
</file>